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412cm" style:rel-column-width="3068*"/>
    </style:style>
    <style:style style:name="Table1.B" style:family="table-column">
      <style:table-column-properties style:column-width="11.589cm" style:rel-column-width="6570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2pt" style:font-size-asian="1.75pt" style:font-size-complex="2pt"/>
    </style:style>
    <style:style style:name="P2" style:family="paragraph" style:parent-style-name="Table_20_Contents">
      <style:paragraph-properties fo:margin-left="0cm" fo:margin-right="0cm" fo:text-indent="0cm" style:auto-text-indent="false" style:shadow="none"/>
      <style:text-properties fo:color="#666666" fo:font-size="10pt" officeooo:rsid="00270db1" officeooo:paragraph-rsid="00270db1" style:font-size-asian="10pt" style:font-size-complex="10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243493" officeooo:paragraph-rsid="00243493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urier New1" fo:font-size="18pt" fo:language="ru" fo:country="RU" officeooo:rsid="002528ab" officeooo:paragraph-rsid="002528ab" style:font-size-asian="18pt" style:font-size-complex="18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8pt" fo:language="en" fo:country="US" fo:font-weight="bold" officeooo:rsid="002528ab" style:font-size-asian="28pt" style:font-weight-asian="bold" style:font-size-complex="28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fo:padding="0.049cm" fo:border-left="none" fo:border-right="none" fo:border-top="none" fo:border-bottom="0.06pt solid #808080" style:shadow="none"/>
      <style:text-properties fo:font-size="8pt" fo:language="en" fo:country="US" officeooo:rsid="002528ab" style:font-size-asian="7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color="#666666" fo:font-size="10pt" officeooo:rsid="00270db1" officeooo:paragraph-rsid="00270db1" style:font-size-asian="10pt" style:font-size-complex="10pt"/>
    </style:style>
    <style:style style:name="P8" style:family="paragraph" style:parent-style-name="Standard">
      <style:paragraph-properties fo:break-before="page"/>
      <style:text-properties fo:language="ru" fo:country="RU" officeooo:rsid="0016f41d" officeooo:paragraph-rsid="0016f41d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text-properties fo:language="ru" fo:country="RU" officeooo:rsid="000f8345" officeooo:paragraph-rsid="000f8345"/>
    </style:style>
    <style:style style:name="P11" style:family="paragraph" style:parent-style-name="Standard">
      <style:text-properties fo:language="ru" fo:country="RU" officeooo:rsid="0016f41d" officeooo:paragraph-rsid="0016f41d"/>
    </style:style>
    <style:style style:name="P12" style:family="paragraph" style:parent-style-name="Standard">
      <style:text-properties fo:language="ru" fo:country="RU" officeooo:rsid="001c3120" officeooo:paragraph-rsid="001c3120"/>
    </style:style>
    <style:style style:name="P13" style:family="paragraph" style:parent-style-name="Code">
      <style:text-properties officeooo:rsid="0016f41d" officeooo:paragraph-rsid="0016f41d"/>
    </style:style>
    <style:style style:name="P14" style:family="paragraph" style:parent-style-name="Code">
      <style:text-properties officeooo:rsid="0016f41d" officeooo:paragraph-rsid="0027f85f"/>
    </style:style>
    <style:style style:name="P15" style:family="paragraph" style:parent-style-name="Code">
      <style:text-properties officeooo:paragraph-rsid="001d018d"/>
    </style:style>
    <style:style style:name="P16" style:family="paragraph" style:parent-style-name="Code">
      <style:text-properties officeooo:rsid="0027f85f" officeooo:paragraph-rsid="0027f85f"/>
    </style:style>
    <style:style style:name="P17" style:family="paragraph" style:parent-style-name="Quotations">
      <style:text-properties fo:language="ru" fo:country="RU" officeooo:rsid="001c3120" officeooo:paragraph-rsid="001c3120"/>
    </style:style>
    <style:style style:name="P18" style:family="paragraph" style:parent-style-name="Quotations">
      <style:text-properties officeooo:rsid="001c3120" officeooo:paragraph-rsid="001c3120"/>
    </style:style>
    <style:style style:name="P19" style:family="paragraph" style:parent-style-name="Text">
      <style:text-properties fo:language="ru" fo:country="RU" officeooo:rsid="0016f41d" officeooo:paragraph-rsid="0016f41d"/>
    </style:style>
    <style:style style:name="P20" style:family="paragraph" style:parent-style-name="Text_20_body">
      <style:text-properties officeooo:rsid="0036e200" officeooo:paragraph-rsid="0036e200"/>
    </style:style>
    <style:style style:name="P21" style:family="paragraph" style:parent-style-name="Text_20_body">
      <style:text-properties officeooo:paragraph-rsid="0036e200"/>
    </style:style>
    <style:style style:name="P22" style:family="paragraph" style:parent-style-name="Text_20_body" style:list-style-name="">
      <style:paragraph-properties fo:text-align="justify" style:justify-single-word="false"/>
      <style:text-properties officeooo:rsid="0037440c" officeooo:paragraph-rsid="0037440c"/>
    </style:style>
    <style:style style:name="P23" style:family="paragraph" style:parent-style-name="Text_20_body" style:list-style-name="">
      <style:paragraph-properties fo:text-align="justify" style:justify-single-word="false"/>
      <style:text-properties fo:language="en" fo:country="US" officeooo:rsid="003d0109" officeooo:paragraph-rsid="003d0109"/>
    </style:style>
    <style:style style:name="P24" style:family="paragraph" style:parent-style-name="Text_20_body" style:list-style-name="">
      <style:paragraph-properties fo:text-align="justify" style:justify-single-word="false"/>
      <style:text-properties fo:language="ru" fo:country="RU" officeooo:rsid="003d0109" officeooo:paragraph-rsid="003d0109"/>
    </style:style>
    <style:style style:name="P25" style:family="paragraph" style:parent-style-name="Text_20_body" style:list-style-name="L1"/>
    <style:style style:name="P26" style:family="paragraph" style:parent-style-name="Text_20_body">
      <style:paragraph-properties fo:break-before="page"/>
    </style:style>
    <style:style style:name="P27" style:family="paragraph" style:parent-style-name="Text_20_body">
      <style:paragraph-properties fo:margin-left="0cm" fo:margin-right="0cm" fo:text-indent="0cm" style:auto-text-indent="false"/>
    </style:style>
    <style:style style:name="P28" style:family="paragraph" style:parent-style-name="Text_20_body">
      <style:paragraph-properties fo:margin-left="0cm" fo:margin-right="0cm" fo:text-indent="0cm" style:auto-text-indent="false" fo:break-before="page"/>
    </style:style>
    <style:style style:name="P29" style:family="paragraph" style:parent-style-name="Standard">
      <style:text-properties officeooo:rsid="00318221" officeooo:paragraph-rsid="00318221"/>
    </style:style>
    <style:style style:name="P30" style:family="paragraph" style:parent-style-name="Standard">
      <style:text-properties officeooo:rsid="0028f614" officeooo:paragraph-rsid="0028f614"/>
    </style:style>
    <style:style style:name="P31" style:family="paragraph" style:parent-style-name="Standard">
      <style:text-properties officeooo:rsid="00243493" officeooo:paragraph-rsid="00243493"/>
    </style:style>
    <style:style style:name="P32" style:family="paragraph" style:parent-style-name="Standard">
      <style:text-properties officeooo:rsid="00351cca" officeooo:paragraph-rsid="00351cca"/>
    </style:style>
    <style:style style:name="P33" style:family="paragraph" style:parent-style-name="Standard">
      <style:text-properties officeooo:rsid="00365c9d" officeooo:paragraph-rsid="00365c9d"/>
    </style:style>
    <style:style style:name="P34" style:family="paragraph" style:parent-style-name="Standard">
      <style:text-properties fo:language="ru" fo:country="RU"/>
    </style:style>
    <style:style style:name="P35" style:family="paragraph" style:parent-style-name="Standard">
      <style:text-properties fo:language="ru" fo:country="RU" officeooo:rsid="0039a661" officeooo:paragraph-rsid="00318221"/>
    </style:style>
    <style:style style:name="P36" style:family="paragraph" style:parent-style-name="Standard">
      <style:text-properties officeooo:rsid="003d0109" officeooo:paragraph-rsid="003d0109"/>
    </style:style>
    <style:style style:name="P37" style:family="paragraph" style:parent-style-name="Standard">
      <style:text-properties officeooo:rsid="003ea271" officeooo:paragraph-rsid="003ea271"/>
    </style:style>
    <style:style style:name="P38" style:family="paragraph" style:parent-style-name="Standard">
      <style:paragraph-properties fo:break-before="page"/>
      <style:text-properties officeooo:rsid="00365c9d" officeooo:paragraph-rsid="00365c9d"/>
    </style:style>
    <style:style style:name="P39" style:family="paragraph" style:parent-style-name="Heading_20_2">
      <style:text-properties officeooo:rsid="0036e200" officeooo:paragraph-rsid="0036e200"/>
    </style:style>
    <style:style style:name="P40" style:family="paragraph" style:parent-style-name="Heading_20_2" style:list-style-name="">
      <style:paragraph-properties fo:text-align="justify" style:justify-single-word="false"/>
      <style:text-properties officeooo:rsid="0037440c" officeooo:paragraph-rsid="0037440c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2">
      <style:paragraph-properties fo:break-before="page"/>
      <style:text-properties fo:language="ru" fo:country="RU" officeooo:rsid="002b0e8f" officeooo:paragraph-rsid="002ce611"/>
    </style:style>
    <style:style style:name="P43" style:family="paragraph" style:parent-style-name="Heading_20_2" style:list-style-name="">
      <style:paragraph-properties fo:line-height="100%" fo:text-align="justify" style:justify-single-word="false" fo:break-before="page"/>
      <style:text-properties fo:language="ru" fo:country="RU" officeooo:rsid="003ea271" officeooo:paragraph-rsid="003ea271"/>
    </style:style>
    <style:style style:name="P44" style:family="paragraph" style:parent-style-name="Quotations">
      <style:text-properties fo:language="ru" fo:country="RU" officeooo:rsid="0039a661" officeooo:paragraph-rsid="003f6693"/>
    </style:style>
    <style:style style:name="P45" style:family="paragraph" style:parent-style-name="Quotations">
      <style:text-properties officeooo:rsid="001c3120" officeooo:paragraph-rsid="003f6693"/>
    </style:style>
    <style:style style:name="P46" style:family="paragraph" style:parent-style-name="Code">
      <style:text-properties officeooo:paragraph-rsid="0039a661"/>
    </style:style>
    <style:style style:name="P47" style:family="paragraph" style:parent-style-name="Text">
      <style:text-properties fo:language="ru" fo:country="RU" officeooo:rsid="0016f41d" officeooo:paragraph-rsid="002dd832"/>
    </style:style>
    <style:style style:name="P48" style:family="paragraph" style:parent-style-name="Text">
      <style:text-properties officeooo:paragraph-rsid="002dd832"/>
    </style:style>
    <style:style style:name="P49" style:family="paragraph" style:parent-style-name="Heading_20_1">
      <style:text-properties officeooo:rsid="0037440c" officeooo:paragraph-rsid="0037440c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fo:language="lv" fo:country="LV" officeooo:rsid="0036e200" officeooo:paragraph-rsid="0036e200"/>
    </style:style>
    <style:style style:name="P52" style:family="paragraph" style:parent-style-name="Heading_20_1">
      <style:paragraph-properties fo:break-before="page"/>
      <style:text-properties fo:language="ru" fo:country="RU" officeooo:rsid="003d0109" officeooo:paragraph-rsid="003d0109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style:font-size-asian="10pt" style:font-size-complex="10pt"/>
    </style:style>
    <style:style style:name="P55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officeooo:paragraph-rsid="0036e200" style:font-size-asian="10pt" style:font-size-complex="10pt"/>
    </style:style>
    <style:style style:name="P56" style:family="paragraph" style:parent-style-name="Table_20_Contents">
      <style:paragraph-properties fo:margin-left="0cm" fo:margin-right="0cm" fo:text-indent="0cm" style:auto-text-indent="false" style:writing-mode="page"/>
      <style:text-properties fo:language="ru" fo:country="RU" officeooo:rsid="0036e200" officeooo:paragraph-rsid="0036e200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3420"/>
    </style:style>
    <style:style style:name="T3" style:family="text">
      <style:text-properties fo:language="en" fo:country="US" officeooo:rsid="001b75d8"/>
    </style:style>
    <style:style style:name="T4" style:family="text">
      <style:text-properties fo:language="en" fo:country="US" officeooo:rsid="001d018d"/>
    </style:style>
    <style:style style:name="T5" style:family="text">
      <style:text-properties fo:language="en" fo:country="US" officeooo:rsid="00351cca"/>
    </style:style>
    <style:style style:name="T6" style:family="text">
      <style:text-properties fo:language="en" fo:country="US" officeooo:rsid="00365c9d"/>
    </style:style>
    <style:style style:name="T7" style:family="text">
      <style:text-properties fo:language="en" fo:country="US" officeooo:rsid="0039a661"/>
    </style:style>
    <style:style style:name="T8" style:family="text">
      <style:text-properties fo:language="en" fo:country="US" officeooo:rsid="003a80d0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05d4a"/>
    </style:style>
    <style:style style:name="T11" style:family="text">
      <style:text-properties fo:language="ru" fo:country="RU" officeooo:rsid="0016f41d"/>
    </style:style>
    <style:style style:name="T12" style:family="text">
      <style:text-properties fo:language="ru" fo:country="RU" officeooo:rsid="00351cca"/>
    </style:style>
    <style:style style:name="T13" style:family="text">
      <style:text-properties fo:language="ru" fo:country="RU" officeooo:rsid="0035efe2"/>
    </style:style>
    <style:style style:name="T14" style:family="text">
      <style:text-properties fo:language="ru" fo:country="RU" officeooo:rsid="00374f7c"/>
    </style:style>
    <style:style style:name="T15" style:family="text">
      <style:text-properties fo:language="ru" fo:country="RU" officeooo:rsid="003977f1"/>
    </style:style>
    <style:style style:name="T16" style:family="text">
      <style:text-properties fo:language="ru" fo:country="RU" officeooo:rsid="0039a661"/>
    </style:style>
    <style:style style:name="T17" style:family="text">
      <style:text-properties fo:language="ru" fo:country="RU" officeooo:rsid="003a3567"/>
    </style:style>
    <style:style style:name="T18" style:family="text">
      <style:text-properties fo:language="ru" fo:country="RU" fo:font-weight="bold" style:font-weight-asian="bold" style:font-weight-complex="bold"/>
    </style:style>
    <style:style style:name="T19" style:family="text">
      <style:text-properties fo:language="ru" fo:country="RU" fo:font-weight="bold" officeooo:rsid="003a3567" style:font-weight-asian="bold" style:font-weight-complex="bold"/>
    </style:style>
    <style:style style:name="T20" style:family="text">
      <style:text-properties fo:language="ru" fo:country="RU" officeooo:rsid="003a80d0"/>
    </style:style>
    <style:style style:name="T21" style:family="text">
      <style:text-properties fo:language="ru" fo:country="RU" officeooo:rsid="003f6693"/>
    </style:style>
    <style:style style:name="T22" style:family="text">
      <style:text-properties fo:language="lv" fo:country="LV"/>
    </style:style>
    <style:style style:name="T23" style:family="text">
      <style:text-properties fo:language="lv" fo:country="LV" officeooo:rsid="0012bad0"/>
    </style:style>
    <style:style style:name="T24" style:family="text">
      <style:text-properties fo:language="lv" fo:country="LV" officeooo:rsid="003a3567"/>
    </style:style>
    <style:style style:name="T25" style:family="text">
      <style:text-properties officeooo:rsid="0012bad0"/>
    </style:style>
    <style:style style:name="T26" style:family="text">
      <style:text-properties officeooo:rsid="0016f41d"/>
    </style:style>
    <style:style style:name="T27" style:family="text">
      <style:text-properties officeooo:rsid="00178230"/>
    </style:style>
    <style:style style:name="T28" style:family="text">
      <style:text-properties officeooo:rsid="001d018d"/>
    </style:style>
    <style:style style:name="T29" style:family="text">
      <style:text-properties officeooo:rsid="0027f85f"/>
    </style:style>
    <style:style style:name="T30" style:family="text">
      <style:text-properties officeooo:rsid="0028cf9a"/>
    </style:style>
    <style:style style:name="T31" style:family="text">
      <style:text-properties officeooo:rsid="002a5cc2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officeooo:rsid="002d26f4"/>
    </style:style>
    <style:style style:name="T34" style:family="text">
      <style:text-properties officeooo:rsid="0030801e"/>
    </style:style>
    <style:style style:name="T35" style:family="text">
      <style:text-properties officeooo:rsid="0039beb6"/>
    </style:style>
    <style:style style:name="T36" style:family="text">
      <style:text-properties officeooo:rsid="003a356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24349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UNITOO</text:p>
      <text:p text:style-name="P6"/>
      <text:p text:style-name="P4">серверная платформа</text:p>
      <text:p text:style-name="P27"/>
      <text:p text:style-name="P27"/>
      <text:p text:style-name="P28"/>
      <text:table-of-content text:style-name="Sect1" text:protected="true" text:name="Table of Contents1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57"><text:a xlink:type="simple" xlink:href="#__RefHeading___Toc665_644143898" text:style-name="Index_20_Link" text:visited-style-name="Index_20_Link">Вступление<text:tab/>3</text:a></text:p>
          <text:p text:style-name="P53"><text:a xlink:type="simple" xlink:href="#__RefHeading___Toc667_644143898" text:style-name="Index_20_Link" text:visited-style-name="Index_20_Link">Что такое unitoo?<text:tab/>3</text:a></text:p>
          <text:p text:style-name="P53"><text:a xlink:type="simple" xlink:href="#__RefHeading___Toc669_644143898" text:style-name="Index_20_Link" text:visited-style-name="Index_20_Link">Начиная<text:tab/>3</text:a></text:p>
          <text:p text:style-name="P53"><text:a xlink:type="simple" xlink:href="#__RefHeading___Toc671_644143898" text:style-name="Index_20_Link" text:visited-style-name="Index_20_Link">Первое приложение<text:tab/>6</text:a></text:p>
          <text:p text:style-name="P57"><text:a xlink:type="simple" xlink:href="#__RefHeading___Toc1648_1935073347" text:style-name="Index_20_Link" text:visited-style-name="Index_20_Link">Компоненты<text:tab/>8</text:a></text:p>
          <text:p text:style-name="P57"><text:a xlink:type="simple" xlink:href="#__RefHeading___Toc1650_1935073347" text:style-name="Index_20_Link" text:visited-style-name="Index_20_Link">Общие сведения<text:tab/>8</text:a></text:p>
          <text:p text:style-name="P53"><text:a xlink:type="simple" xlink:href="#__RefHeading___Toc1662_1935073347" text:style-name="Index_20_Link" text:visited-style-name="Index_20_Link">Логи<text:tab/>9</text:a></text:p>
          <text:p text:style-name="P53"><text:a xlink:type="simple" xlink:href="#__RefHeading___Toc1664_1935073347" text:style-name="Index_20_Link" text:visited-style-name="Index_20_Link">Форматы<text:tab/>10</text:a></text:p>
          <text:p text:style-name="P53"><text:a xlink:type="simple" xlink:href="#__RefHeading___Toc1666_1935073347" text:style-name="Index_20_Link" text:visited-style-name="Index_20_Link">Справочники<text:tab/>11</text:a></text:p>
          <text:p text:style-name="P53"><text:a xlink:type="simple" xlink:href="#__RefHeading___Toc1668_1935073347" text:style-name="Index_20_Link" text:visited-style-name="Index_20_Link">Счетчики<text:tab/>12</text:a></text:p>
          <text:p text:style-name="P53"><text:a xlink:type="simple" xlink:href="#__RefHeading___Toc1670_1935073347" text:style-name="Index_20_Link" text:visited-style-name="Index_20_Link">Внешние сервисы<text:tab/>13</text:a></text:p>
          <text:p text:style-name="P58"><text:a xlink:type="simple" xlink:href="#__RefHeading___Toc1672_1935073347" text:style-name="Index_20_Link" text:visited-style-name="Index_20_Link">HTTP<text:tab/>13</text:a></text:p>
          <text:p text:style-name="P53"><text:a xlink:type="simple" xlink:href="#__RefHeading___Toc1674_1935073347" text:style-name="Index_20_Link" text:visited-style-name="Index_20_Link">Внутренние сервисы<text:tab/>14</text:a></text:p>
          <text:p text:style-name="P53"><text:a xlink:type="simple" xlink:href="#__RefHeading___Toc1676_1935073347" text:style-name="Index_20_Link" text:visited-style-name="Index_20_Link">Контроллеры<text:tab/>15</text:a></text:p>
          <text:p text:style-name="P53"><text:a xlink:type="simple" xlink:href="#__RefHeading___Toc1678_1935073347" text:style-name="Index_20_Link" text:visited-style-name="Index_20_Link">Безопасность<text:tab/>16</text:a></text:p>
          <text:p text:style-name="P53"><text:a xlink:type="simple" xlink:href="#__RefHeading___Toc1680_1935073347" text:style-name="Index_20_Link" text:visited-style-name="Index_20_Link">Фоновые задачи<text:tab/>17</text:a></text:p>
          <text:p text:style-name="P53"><text:a xlink:type="simple" xlink:href="#__RefHeading___Toc1682_1935073347" text:style-name="Index_20_Link" text:visited-style-name="Index_20_Link">SQL<text:tab/>18</text:a></text:p>
          <text:p text:style-name="P57"><text:a xlink:type="simple" xlink:href="#__RefHeading___Toc697_644143898" text:style-name="Index_20_Link" text:visited-style-name="Index_20_Link">Вспомогательные объекты<text:tab/>19</text:a></text:p>
          <text:p text:style-name="P53"><text:a xlink:type="simple" xlink:href="#__RefHeading___Toc1684_1935073347" text:style-name="Index_20_Link" text:visited-style-name="Index_20_Link">Управление настройками<text:tab/>19</text:a></text:p>
          <text:p text:style-name="P53"><text:a xlink:type="simple" xlink:href="#__RefHeading___Toc583_1935073347" text:style-name="Index_20_Link" text:visited-style-name="Index_20_Link">Значения по-умолчанию<text:tab/>22</text:a></text:p>
          <text:p text:style-name="P53"><text:a xlink:type="simple" xlink:href="#__RefHeading___Toc1686_1935073347" text:style-name="Index_20_Link" text:visited-style-name="Index_20_Link">Менеджеры внешних данных<text:tab/>23</text:a></text:p>
          <text:p text:style-name="P58"><text:a xlink:type="simple" xlink:href="#__RefHeading___Toc1688_1935073347" text:style-name="Index_20_Link" text:visited-style-name="Index_20_Link">Конфигурации<text:tab/>23</text:a></text:p>
          <text:p text:style-name="P58"><text:a xlink:type="simple" xlink:href="#__RefHeading___Toc1690_1935073347" text:style-name="Index_20_Link" text:visited-style-name="Index_20_Link">Локализации<text:tab/>23</text:a></text:p>
          <text:p text:style-name="P58"><text:a xlink:type="simple" xlink:href="#__RefHeading___Toc1692_1935073347" text:style-name="Index_20_Link" text:visited-style-name="Index_20_Link">Справочники<text:tab/>23</text:a></text:p>
          <text:p text:style-name="P53"><text:a xlink:type="simple" xlink:href="#__RefHeading___Toc1694_1935073347" text:style-name="Index_20_Link" text:visited-style-name="Index_20_Link">Синтетические объекты<text:tab/>24</text:a></text:p>
          <text:p text:style-name="P58"><text:a xlink:type="simple" xlink:href="#__RefHeading___Toc1696_1935073347" text:style-name="Index_20_Link" text:visited-style-name="Index_20_Link">IJsonObject<text:tab/>24</text:a></text:p>
          <text:p text:style-name="P58"><text:a xlink:type="simple" xlink:href="#__RefHeading___Toc1698_1935073347" text:style-name="Index_20_Link" text:visited-style-name="Index_20_Link">RequestFile<text:tab/>24</text:a></text:p>
          <text:p text:style-name="P58"><text:a xlink:type="simple" xlink:href="#__RefHeading___Toc1700_1935073347" text:style-name="Index_20_Link" text:visited-style-name="Index_20_Link">IResponseOptions<text:tab/>24</text:a></text:p>
          <text:p text:style-name="P57"><text:a xlink:type="simple" xlink:href="#__RefHeading___Toc1702_1935073347" text:style-name="Index_20_Link" text:visited-style-name="Index_20_Link">Приложения<text:tab/>25</text:a></text:p>
          <text:p text:style-name="P53"><text:a xlink:type="simple" xlink:href="#__RefHeading___Toc1704_1935073347" text:style-name="Index_20_Link" text:visited-style-name="Index_20_Link">Предопределенные настройки<text:tab/>25</text:a></text:p>
        </text:index-body>
      </text:table-of-content>
      <text:p text:style-name="Text_20_body"/>
      <text:p text:style-name="Text_20_body"/>
      <text:h text:style-name="P50" text:outline-level="1"><text:bookmark-start text:name="__RefHeading___Toc665_644143898"/>Вступление<text:bookmark-end text:name="__RefHeading___Toc665_644143898"/></text:h>
      <text:p text:style-name="P10"/>
      <text:h text:style-name="Heading_20_2" text:outline-level="2"><text:bookmark-start text:name="__RefHeading___Toc667_644143898"/>Что такое unitoo?<text:bookmark-end text:name="__RefHeading___Toc667_644143898"/></text:h>
      <text:p text:style-name="Text_20_body">Unitoo – это платформа на языке программирования <text:span text:style-name="T1">Java </text:span>для формирования backend приложения, основанная на Apache Tomcat. С помо<text:span text:style-name="T33">щ</text:span>ью нее легко и быстро решаются такие традиционные задачи как прием/отправка http запросов, логирование, доступ к базам данных (с использованием sql-on-fly), сервисы, фоновые задачи и многое другое.</text:p>
      <text:p text:style-name="P10"/>
      <text:h text:style-name="Heading_20_2" text:outline-level="2"><text:bookmark-start text:name="__RefHeading___Toc669_644143898"/>Начиная<text:bookmark-end text:name="__RefHeading___Toc669_644143898"/></text:h>
      <text:p text:style-name="P18"><text:span text:style-name="Main_20_index_20_entry"><text:span text:style-name="T32">Важно</text:span></text:span><text:span text:style-name="Main_20_index_20_entry">!</text:span></text:p>
      <text:p text:style-name="Quotations">Для работы с этой документацией необходимы базовые знания языка программирования <text:span text:style-name="T1">Java, </text:span>основы <text:span text:style-name="T1">HTTP </text:span>и построения <text:span text:style-name="T1">Web п</text:span>риложений.</text:p>
      <text:p text:style-name="Text_20_body">Для начала необходимо создать любым удобным для вас способом проект <text:span text:style-name="T1">Web </text:span>приложения (здесь и далее в примерах будет использоваться сборщик <text:span text:style-name="T1">Apache Maven</text:span>), <text:span text:style-name="T25">например создав </text:span><text:span text:style-name="T23">Maven </text:span><text:span text:style-name="T25">проект. Далее в этом проекте нужно прописать зависимость к библиотеке </text:span><text:span text:style-name="T2">unitoo:</text:span></text:p>
      <text:p text:style-name="Code">&lt;dependency&gt;</text:p>
      <text:p text:style-name="Code"><text:tab/>&lt;groupId&gt;org.master.unitoo&lt;/groupId&gt;</text:p>
      <text:p text:style-name="Code"><text:tab/>&lt;artifactId&gt;unitoo-core&lt;/artifactId&gt;</text:p>
      <text:p text:style-name="Code"><text:tab/>&lt;version&gt;1.0-SNAPSHOT&lt;/version&gt;</text:p>
      <text:p text:style-name="Code">&lt;/dependency&gt;</text:p>
      <text:p text:style-name="Text_20_body">После подключения зависимостей нужно добавить <text:span text:style-name="T26">в проект </text:span>и настроить несколько плагинов:</text:p>
      <text:p text:style-name="P13">&lt;plugin&gt;</text:p>
      <text:p text:style-name="P13"><text:s text:c="2"/>&lt;groupId&gt;org.master.unitoo&lt;/groupId&gt;</text:p>
      <text:p text:style-name="P13"><text:s text:c="2"/>&lt;artifactId&gt;unitoo-maven-plugin&lt;/artifactId&gt;</text:p>
      <text:p text:style-name="P13"><text:s text:c="2"/>&lt;version&gt;1.0-SNAPSHOT&lt;/version&gt;</text:p>
      <text:p text:style-name="P13"><text:s text:c="2"/>&lt;executions&gt;</text:p>
      <text:p text:style-name="P13"><text:s text:c="4"/>&lt;execution&gt;</text:p>
      <text:p text:style-name="P13"><text:s text:c="6"/>&lt;phase&gt;process-classes&lt;/phase&gt;</text:p>
      <text:p text:style-name="P13"><text:s text:c="6"/>&lt;goals&gt;</text:p>
      <text:p text:style-name="P13"><text:s text:c="8"/>&lt;goal&gt;scan&lt;/goal&gt;</text:p>
      <text:p text:style-name="P13"><text:s text:c="6"/>&lt;/goals&gt;</text:p>
      <text:p text:style-name="P13"><text:s text:c="4"/>&lt;/execution&gt;</text:p>
      <text:p text:style-name="P13"><text:s text:c="2"/>&lt;/executions&gt;</text:p>
      <text:p text:style-name="P13">&lt;/plugin&gt;</text:p>
      <text:p text:style-name="P19">Необходимо для сканирования компонентов <text:span text:style-name="T1">unitoo</text:span></text:p>
      <text:p text:style-name="P11"/>
      <text:p text:style-name="P8"/>
      <text:p text:style-name="Code">&lt;plugin&gt;</text:p>
      <text:p text:style-name="Code"><text:s text:c="2"/>&lt;groupId&gt;org.apache.maven.plugins&lt;/groupId&gt;</text:p>
      <text:p text:style-name="Code"><text:s text:c="2"/>&lt;artifactId&gt;maven-war-plugin&lt;/artifactId&gt;</text:p>
      <text:p text:style-name="Code"><text:s text:c="2"/>&lt;version&gt;2.3&lt;/version&gt;</text:p>
      <text:p text:style-name="Code"><text:s text:c="2"/>&lt;configuration&gt;</text:p>
      <text:p text:style-name="Code"><text:s text:c="4"/>&lt;archive&gt;</text:p>
      <text:p text:style-name="Code"><text:s text:c="6"/>&lt;manifest&gt;</text:p>
      <text:p text:style-name="Code"><text:s text:c="8"/>&lt;addDefaultImplementationEntries&gt;true&lt;/addDefaultImplementationEntries&gt;</text:p>
      <text:p text:style-name="Code"><text:s text:c="8"/>&lt;addDefaultSpecificationEntries&gt;true&lt;/addDefaultSpecificationEntries&gt;</text:p>
      <text:p text:style-name="Code"><text:s text:c="6"/>&lt;/manifest&gt;</text:p>
      <text:p text:style-name="Code"><text:s text:c="4"/>&lt;/archive&gt;</text:p>
      <text:p text:style-name="Code"><text:s text:c="4"/>&lt;webResources&gt;</text:p>
      <text:p text:style-name="Code"><text:s text:c="6"/>&lt;resource&gt;</text:p>
      <text:p text:style-name="Code"><text:s text:c="8"/>&lt;directory&gt;${project.build.directory}/unitoo&lt;/directory&gt;</text:p>
      <text:p text:style-name="Code"><text:s text:c="8"/>&lt;targetPath&gt;WEB-INF/unitoo&lt;/targetPath&gt;</text:p>
      <text:p text:style-name="Code"><text:s text:c="6"/>&lt;/resource&gt;</text:p>
      <text:p text:style-name="Code"><text:s text:c="4"/>&lt;/webResources&gt;</text:p>
      <text:p text:style-name="Code"><text:s text:c="4"/>&lt;failOnMissingWebXml&gt;false&lt;/failOnMissingWebXml&gt;</text:p>
      <text:p text:style-name="Code"><text:s text:c="2"/>&lt;/configuration&gt;</text:p>
      <text:p text:style-name="Code">&lt;/plugin&gt;</text:p>
      <text:p text:style-name="P47">Необходимо для <text:span text:style-name="T27">добавления информации</text:span> <text:span text:style-name="T27">о компонентах </text:span><text:span text:style-name="T1">unitoo </text:span><text:span text:style-name="T27">в приложение</text:span></text:p>
      <text:p text:style-name="P11"/>
      <text:p text:style-name="P13">&lt;plugin&gt;</text:p>
      <text:p text:style-name="P13"><text:s text:c="2"/>&lt;groupId&gt;org.apache.maven.plugins&lt;/groupId&gt;</text:p>
      <text:p text:style-name="P13"><text:s text:c="2"/>&lt;artifactId&gt;maven-javadoc-plugin&lt;/artifactId&gt;</text:p>
      <text:p text:style-name="P13"><text:s text:c="2"/>&lt;version&gt;2.9.1&lt;/version&gt;</text:p>
      <text:p text:style-name="P13"><text:s text:c="2"/>&lt;executions&gt;</text:p>
      <text:p text:style-name="P13"><text:s text:c="4"/>&lt;execution&gt;</text:p>
      <text:p text:style-name="P13"><text:s text:c="6"/>&lt;id&gt;sql-on-fly&lt;/id&gt;</text:p>
      <text:p text:style-name="P13"><text:s text:c="6"/>&lt;goals&gt;</text:p>
      <text:p text:style-name="P13"><text:s text:c="8"/>&lt;goal&gt;javadoc&lt;/goal&gt;</text:p>
      <text:p text:style-name="P13"><text:s text:c="6"/>&lt;/goals&gt;</text:p>
      <text:p text:style-name="P13"><text:s text:c="6"/>&lt;phase&gt;process-sources&lt;/phase&gt;</text:p>
      <text:p text:style-name="P13"><text:s text:c="6"/>&lt;configuration&gt;</text:p>
      <text:p text:style-name="P13"><text:s text:c="8"/>&lt;doclet&gt;org.master.sqlonfly.impl.scanner.SqlDoclet&lt;/doclet&gt;</text:p>
      <text:p text:style-name="P13"><text:s text:c="8"/>&lt;docletArtifact&gt;</text:p>
      <text:p text:style-name="P13"><text:s text:c="10"/>&lt;groupId&gt;org.master.sqlonfly&lt;/groupId&gt;</text:p>
      <text:p text:style-name="P13"><text:s text:c="10"/>&lt;artifactId&gt;scanner&lt;/artifactId&gt;</text:p>
      <text:p text:style-name="P13"><text:s text:c="10"/>&lt;version&gt;1.3&lt;/version&gt;</text:p>
      <text:p text:style-name="P13"><text:s text:c="8"/>&lt;/docletArtifact&gt;</text:p>
      <text:p text:style-name="P13"><text:s text:c="8"/>&lt;useStandardDocletOptions&gt;false&lt;/useStandardDocletOptions&gt;</text:p>
      <text:p text:style-name="P13"><text:s text:c="8"/>&lt;additionalparam&gt;-genpath ${project.build.directory}/generated-sources/sql&lt;/additionalparam&gt;</text:p>
      <text:p text:style-name="P13"><text:s text:c="6"/>&lt;/configuration&gt;</text:p>
      <text:p text:style-name="P13"><text:s text:c="4"/>&lt;/execution&gt;</text:p>
      <text:p text:style-name="P13"><text:s text:c="2"/>&lt;/executions&gt;</text:p>
      <text:p text:style-name="P13">&lt;/plugin&gt;</text:p>
      <text:p text:style-name="P16">&lt;plugin&gt;</text:p>
      <text:p text:style-name="P16"><text:s text:c="2"/>&lt;groupId&gt;org.codehaus.mojo&lt;/groupId&gt;</text:p>
      <text:p text:style-name="P16"><text:s text:c="2"/>&lt;artifactId&gt;build-helper-maven-plugin&lt;/artifactId&gt;</text:p>
      <text:p text:style-name="P16"><text:s text:c="2"/>&lt;version&gt;1.8&lt;/version&gt;</text:p>
      <text:p text:style-name="P16"><text:s text:c="2"/>&lt;executions&gt;</text:p>
      <text:p text:style-name="P16"><text:s text:c="4"/>&lt;execution&gt;</text:p>
      <text:p text:style-name="P16"><text:s text:c="6"/>&lt;phase&gt;generate-sources&lt;/phase&gt;</text:p>
      <text:p text:style-name="P16"><text:s text:c="6"/>&lt;goals&gt;</text:p>
      <text:p text:style-name="P16"><text:s text:c="8"/>&lt;goal&gt;add-source&lt;/goal&gt;</text:p>
      <text:p text:style-name="P16"><text:soft-page-break/><text:s text:c="6"/>&lt;/goals&gt;</text:p>
      <text:p text:style-name="P16"><text:s text:c="6"/>&lt;configuration&gt;</text:p>
      <text:p text:style-name="P16"><text:s text:c="8"/>&lt;sources&gt;</text:p>
      <text:p text:style-name="P16"><text:s text:c="10"/>&lt;source&gt;${project.build.directory}/generated-sources/sql&lt;/source&gt;</text:p>
      <text:p text:style-name="P16"><text:s text:c="8"/>&lt;/sources&gt;</text:p>
      <text:p text:style-name="P16"><text:s text:c="6"/>&lt;/configuration&gt;</text:p>
      <text:p text:style-name="P16"><text:s text:c="4"/>&lt;/execution&gt;</text:p>
      <text:p text:style-name="P16"><text:s text:c="2"/>&lt;/executions&gt;</text:p>
      <text:p text:style-name="P14"><text:span text:style-name="T29">&lt;/plugin&gt;</text:span> <text:s/></text:p>
      <text:p text:style-name="P48"><text:span text:style-name="T11">Необходимо</text:span> для работы с базами данных</text:p>
      <text:p text:style-name="Standard"/>
      <text:h text:style-name="P41" text:outline-level="2"><text:bookmark-start text:name="__RefHeading___Toc671_644143898"/>Первое приложение<text:bookmark-end text:name="__RefHeading___Toc671_644143898"/></text:h>
      <text:p text:style-name="Text_20_body">Для того чтобы написать первый сервер с использованием <text:span text:style-name="T1">unitoo </text:span><text:span text:style-name="T9">нужно совсем немного: создать свой класс приложения и класс контроллера для обработки </text:span><text:span text:style-name="T1">http </text:span><text:span text:style-name="T9">запросов. Класс приложения наследуем от базового класса </text:span><text:span text:style-name="CodeInline"><text:span text:style-name="T9">BaseApplication</text:span></text:span><text:span text:style-name="T9">:</text:span></text:p>
      <text:p text:style-name="Code">package org.master.unitoo.server;</text:p>
      <text:p text:style-name="Code"/>
      <text:p text:style-name="Code">import org.master.unitoo.core.base.BaseApplication;</text:p>
      <text:p text:style-name="Code">import org.master.unitoo.core.api.annotation.Component;</text:p>
      <text:p text:style-name="Code">import org.master.unitoo.core.api.components.I18nManager;</text:p>
      <text:p text:style-name="Code">import org.master.unitoo.core.api.components.IConfigManager;</text:p>
      <text:p text:style-name="Code">import org.master.unitoo.core.api.components.IGlossaryManager;</text:p>
      <text:p text:style-name="Code">import org.master.unitoo.core.impl.ApplicationDefaults;</text:p>
      <text:p text:style-name="Code">import org.master.unitoo.core.impl.PropertiesConfigManager;</text:p>
      <text:p text:style-name="Code">import org.master.unitoo.core.impl.PropertiesGlossaryManager;</text:p>
      <text:p text:style-name="Code">import org.master.unitoo.core.impl.PropertiesI18nManager;</text:p>
      <text:p text:style-name="Code">import org.master.unitoo.server.langs.Russian;</text:p>
      <text:p text:style-name="Code"/>
      <text:p text:style-name="Code">/**</text:p>
      <text:p text:style-name="P15"><text:s/>*</text:p>
      <text:p text:style-name="P15"><text:s/>* @author Andrey <text:span text:style-name="T3">Rogov</text:span></text:p>
      <text:p text:style-name="Code"><text:s/>*/</text:p>
      <text:p text:style-name="Code">@Component("testapp")</text:p>
      <text:p text:style-name="Code">public class Application extends BaseApplication {</text:p>
      <text:p text:style-name="Code"/>
      <text:p text:style-name="Code"><text:s text:c="4"/>@Override</text:p>
      <text:p text:style-name="Code"><text:s text:c="4"/>protected void prepareDefaults(ApplicationDefaults defaults) {</text:p>
      <text:p text:style-name="Code"><text:s text:c="8"/>defaults.setLanguage(Russian.class);</text:p>
      <text:p text:style-name="Code"><text:s text:c="4"/>}</text:p>
      <text:p text:style-name="Code"/>
      <text:p text:style-name="Code"><text:s text:c="4"/>@Override</text:p>
      <text:p text:style-name="Code"><text:s text:c="4"/>protected Class&lt;? extends IConfigManager&gt; configManager() {</text:p>
      <text:p text:style-name="Code"><text:s text:c="8"/>return PropertiesConfigManager.class;</text:p>
      <text:p text:style-name="Code"><text:s text:c="4"/>}</text:p>
      <text:p text:style-name="Code"/>
      <text:p text:style-name="Code"><text:s text:c="4"/>@Override</text:p>
      <text:p text:style-name="Code"><text:s text:c="4"/>protected Class&lt;? extends I18nManager&gt; i18nManager() {</text:p>
      <text:p text:style-name="Code"><text:s text:c="8"/>return PropertiesI18nManager.class;</text:p>
      <text:p text:style-name="Code"><text:s text:c="4"/>}</text:p>
      <text:p text:style-name="Code"/>
      <text:p text:style-name="Code"><text:s text:c="4"/>@Override</text:p>
      <text:p text:style-name="Code"><text:s text:c="4"/>protected Class&lt;? extends IGlossaryManager&gt; glossaryManager() {</text:p>
      <text:p text:style-name="Code"><text:s text:c="8"/>return PropertiesGlossaryManager.class;</text:p>
      <text:p text:style-name="Code"><text:s text:c="4"/>}</text:p>
      <text:p text:style-name="Code"/>
      <text:p text:style-name="Code">}</text:p>
      <text:p text:style-name="P9"/>
      <text:p text:style-name="P9"/>
      <text:p text:style-name="P9"/>
      <text:p text:style-name="P9"/>
      <text:p text:style-name="P9"/>
      <text:p text:style-name="P18"><text:soft-page-break/><text:span text:style-name="Main_20_index_20_entry"><text:span text:style-name="T32">Важно!</text:span></text:span></text:p>
      <text:p text:style-name="P17">Обратите внимание что класс проаннотирован с помощью @Component — это необходимо чтобы <text:span text:style-name="T1">unitoo </text:span>определяло свои компоненты, без этой аннотации компонент не будет работать.</text:p>
      <text:p text:style-name="Text_20_body">Как видно из примера приложение состоит всего из нескольких методов необходимых для базовой настройки сервера. Указываются параметры по-<text:span text:style-name="T33">у</text:span>молчанию <text:span text:style-name="CodeInline">ApplicationDefaults</text:span>,<text:span text:style-name="T34">(подробнне в главе «</text:span><text:span text:style-name="T34"><text:bookmark-ref text:reference-format="text" text:ref-name="__RefHeading___Toc583_1935073347">Значения по-умолчанию</text:bookmark-ref></text:span><text:span text:style-name="T34">»)</text:span>, и классы управляющие данными (более подробно <text:span text:style-name="T31">о</text:span> менеджер<text:span text:style-name="T31">ах</text:span> внешних данных <text:span text:style-name="T31">в главе </text:span>). </text:p>
      <text:p text:style-name="P12"><text:span text:style-name="T28">Далее, д</text:span>ля того чтобы <text:span text:style-name="T1">Apache Tomcat </text:span>мог запустить наше приложение, в файл проекта \WEB-INF\web.<text:span text:style-name="T22">xml </text:span>нужно добавить новый слушатель: </text:p>
      <text:p text:style-name="P12"/>
      <text:p text:style-name="Code">&lt;listener&gt;</text:p>
      <text:p text:style-name="Code"><text:s text:c="2"/>&lt;listener-class&gt;org.master.unitoo.server.Application&lt;/listener-class&gt;</text:p>
      <text:p text:style-name="Code">&lt;/listener&gt;</text:p>
      <text:p text:style-name="Text_20_body">И наконец последний штрих — добавляем контроллер, который будет обрабатывать наши <text:span text:style-name="T1">http </text:span>запросы<text:span text:style-name="T1">:</text:span></text:p>
      <text:p text:style-name="Code">package org.master.unitoo.server;</text:p>
      <text:p text:style-name="Code"/>
      <text:p text:style-name="Code">import org.master.unitoo.core.api.annotation.Component;</text:p>
      <text:p text:style-name="Code">import org.master.unitoo.core.api.annotation.Request;</text:p>
      <text:p text:style-name="Code">import org.master.unitoo.core.base.BaseController;</text:p>
      <text:p text:style-name="Code"/>
      <text:p text:style-name="Code">/**</text:p>
      <text:p text:style-name="Code"><text:s/>*</text:p>
      <text:p text:style-name="Code"><text:s/>* @author Andrey <text:span text:style-name="T4">Rogov</text:span></text:p>
      <text:p text:style-name="Code"><text:s/>*/</text:p>
      <text:p text:style-name="Code">@Component("<text:span text:style-name="T10">Базовый контроллер</text:span>")</text:p>
      <text:p text:style-name="Code">public class RootController extends BaseController {</text:p>
      <text:p text:style-name="Code"/>
      <text:p text:style-name="Code"><text:s text:c="4"/>@Request("")</text:p>
      <text:p text:style-name="Code"><text:s text:c="4"/>public String welcome() {</text:p>
      <text:p text:style-name="Code"><text:s text:c="8"/>return "&lt;html&gt;"</text:p>
      <text:p text:style-name="Code"><text:s text:c="16"/>+ "&lt;head&gt;&lt;title&gt;Unitoo Test Server&lt;/title&gt;&lt;/head&gt;"</text:p>
      <text:p text:style-name="Code"><text:s text:c="16"/>+ "&lt;body&gt;"</text:p>
      <text:p text:style-name="Code"><text:s text:c="16"/>+ "&lt;h1&gt;Congratulations!&lt;/h1&gt;"</text:p>
      <text:p text:style-name="Code"><text:s text:c="16"/>+ "&lt;p&gt;You server are successfuly started.&lt;/p&gt;"</text:p>
      <text:p text:style-name="Code"><text:s text:c="16"/>+ "&lt;/body&gt;"</text:p>
      <text:p text:style-name="Code"><text:s text:c="16"/>+ "&lt;/html&gt;";</text:p>
      <text:p text:style-name="Code"><text:s text:c="4"/>}</text:p>
      <text:p text:style-name="Code"/>
      <text:p text:style-name="Code">}</text:p>
      <text:p text:style-name="Text_20_body"><text:span text:style-name="T38">Данный контроллер привязывается к корневому адресу приложения </text:span><text:span text:style-name="CodeInline"><text:span text:style-name="T30">@Request("")</text:span></text:span><text:span text:style-name="T30"> и возвращает статическую страничку с поздравлением, что сервер запущен. Более подробную информацию читайте в главе про контроллеры.</text:span></text:p>
      <text:p text:style-name="P31"/>
      <text:p text:style-name="P3">Наше первое приложение готово — можем собирать его и запускать!</text:p>
      <text:h text:style-name="P49" text:outline-level="1"><text:bookmark-start text:name="__RefHeading___Toc1648_1935073347"/><text:soft-page-break/>Компоненты<text:bookmark-end text:name="__RefHeading___Toc1648_1935073347"/></text:h>
      <text:h text:style-name="P40" text:outline-level="1"><text:bookmark-start text:name="__RefHeading___Toc1650_1935073347"/>Общие сведения<text:bookmark-end text:name="__RefHeading___Toc1650_1935073347"/></text:h>
      <text:p text:style-name="Text_20_body"><text:bookmark-start text:name="__RefHeading___Toc1652_1935073347"/>Система <text:span text:style-name="T1">unitoo </text:span><text:span text:style-name="T9">основана на компонентах. Компонентом в рамках системы считается единственный экземпляр класса (</text:span><text:span text:style-name="T1">singleton</text:span><text:span text:style-name="T9">), который автоматически запускается системой в момент загрузки. </text:span><text:bookmark-end text:name="__RefHeading___Toc1652_1935073347"/></text:p>
      <text:p text:style-name="Text_20_body"><text:span text:style-name="T17">Каждый компонент должен быть проаннотирован с помощью </text:span><text:span text:style-name="CodeInline"><text:span text:style-name="T17">@Component</text:span></text:span><text:span text:style-name="T17">, иначе система </text:span><text:span text:style-name="T1">unitoo </text:span><text:span text:style-name="T17">не будет рассматривать класс как компонент системы. В данной аннотации возможно указывать следующие атрибуты:</text:span></text:p>
      <text:list xml:id="list1116135069" text:style-name="L1">
        <text:list-item>
          <text:p text:style-name="P25"><text:bookmark-start text:name="__RefHeading___Toc1654_1935073347"/><text:span text:style-name="T19">value</text:span><text:span text:style-name="T17"> — краткое описание компонента, например «Главный лог приложения» (за исключением класса с приложением, наследника </text:span><text:span text:style-name="CodeInline"><text:span text:style-name="T17">BaseApplication</text:span></text:span><text:span text:style-name="T17"> — в этом случае здесь содержится имя приложения, оно участвует в именах ресурсов, параметров и доступов, например «</text:span><text:span text:style-name="T24">my_mega_app</text:span><text:span text:style-name="T17">»)</text:span><text:bookmark-end text:name="__RefHeading___Toc1654_1935073347"/></text:p>
        </text:list-item>
        <text:list-item>
          <text:p text:style-name="P25"><text:bookmark-start text:name="__RefHeading___Toc1656_1935073347"/><text:span text:style-name="T37">version</text:span> <text:span text:style-name="T9">—</text:span> <text:span text:style-name="T9">версия компонента</text:span><text:bookmark-end text:name="__RefHeading___Toc1656_1935073347"/></text:p>
        </text:list-item>
        <text:list-item>
          <text:p text:style-name="P25"><text:bookmark-start text:name="__RefHeading___Toc1658_1935073347"/><text:span text:style-name="T18">info</text:span><text:span text:style-name="T9"> — подробная информация о компоненте</text:span><text:bookmark-end text:name="__RefHeading___Toc1658_1935073347"/></text:p>
        </text:list-item>
        <text:list-item>
          <text:p text:style-name="P25"><text:bookmark-start text:name="__RefHeading___Toc1660_1935073347"/><text:span text:style-name="T18">url</text:span><text:span text:style-name="T9"> — внешний адрес компонента (</text:span><text:span text:style-name="T20">имеет значения для контроллеров: определяет относительный путь к методам контроллера, например «/server/</text:span><text:span text:style-name="T8">api</text:span><text:span text:style-name="T20">»; и внешних сервисов: указывает адрес сервиса, например «http://localhost:8080/</text:span><text:span text:style-name="T8">test</text:span><text:span text:style-name="T20">/api»</text:span><text:span text:style-name="T9">)</text:span><text:bookmark-end text:name="__RefHeading___Toc1660_1935073347"/></text:p>
        </text:list-item>
      </text:list>
      <text:p text:style-name="Text_20_body"><text:span text:style-name="T14">Если компонент поддерживает интерфейс </text:span><text:span text:style-name="CodeInline"><text:span text:style-name="T14">IAutowired</text:span></text:span><text:span text:style-name="T14">, то </text:span><text:span text:style-name="T15">переменная </text:span><text:span text:style-name="T16">в другом компоненте этого класса будет автоматически проинициализированна экземпляром компонента:</text:span></text:p>
      <text:p text:style-name="Code">@Component(value = "testservice", version = "0.0.9")</text:p>
      <text:p text:style-name="Code">public class TestService extends BaseService implements ITestService {</text:p>
      <text:p text:style-name="Code"/>
      <text:p text:style-name="Code"><text:s text:c="4"/>public TestCounter counter;</text:p>
      <text:p text:style-name="Code"><text:s text:c="4"/>public <text:span text:style-name="T7">Operation</text:span>Glossary <text:span text:style-name="T7">operGlossary;</text:span></text:p>
      <text:p text:style-name="Code"/>
      <text:p text:style-name="Code"><text:s text:c="4"/>@Override</text:p>
      <text:p text:style-name="Code"><text:s text:c="4"/>public String <text:span text:style-name="T7">getOperCount</text:span>(<text:span text:style-name="T7">Operation oper</text:span>) {</text:p>
      <text:p text:style-name="P46"><text:s text:c="8"/><text:span text:style-name="T7">return operGlossary.label(oper) + “: ” + counter.next();</text:span></text:p>
      <text:p text:style-name="Code"><text:s text:c="4"/>}</text:p>
      <text:p text:style-name="Code">}</text:p>
      <text:p text:style-name="Text_20_body">В данном примере мы видим, что в сервисе <text:span text:style-name="CodeInline">TestService</text:span> <text:span text:style-name="T36">объявлены две переменные: </text:span><text:span text:style-name="CodeInline"><text:span text:style-name="T36">counter</text:span></text:span><text:span text:style-name="T36"> и </text:span><text:span text:style-name="CodeInline"><text:span text:style-name="T36">operGlossary</text:span></text:span><text:span text:style-name="T36">, которые используются в методе </text:span><text:span text:style-name="CodeInline"><text:span text:style-name="T1">getOperCount</text:span></text:span><text:span text:style-name="T1"> </text:span><text:span text:style-name="T36">без инициализации, что возможно благодаря автоматической связкой переменной с компонентом.</text:span></text:p>
      <text:h text:style-name="P22" text:outline-level="1"><text:span text:style-name="T16"/></text:h>
      <text:h text:style-name="P22" text:outline-level="1"/>
      <text:h text:style-name="P41" text:outline-level="2"><text:bookmark-start text:name="__RefHeading___Toc1662_1935073347"/>Логи<text:bookmark-end text:name="__RefHeading___Toc1662_1935073347"/></text:h>
      <text:h text:style-name="P24" text:outline-level="1"/>
      <text:p text:style-name="Standard"/>
      <text:h text:style-name="P41" text:outline-level="2"><text:bookmark-start text:name="__RefHeading___Toc1664_1935073347"/>Форматы<text:bookmark-end text:name="__RefHeading___Toc1664_1935073347"/></text:h>
      <text:h text:style-name="P24" text:outline-level="1"/>
      <text:p text:style-name="Standard"/>
      <text:h text:style-name="P41" text:outline-level="2"><text:bookmark-start text:name="__RefHeading___Toc1666_1935073347"/>Справочники<text:bookmark-end text:name="__RefHeading___Toc1666_1935073347"/></text:h>
      <text:h text:style-name="P24" text:outline-level="1"/>
      <text:p text:style-name="Standard"/>
      <text:h text:style-name="P41" text:outline-level="2"><text:bookmark-start text:name="__RefHeading___Toc1668_1935073347"/>Счетчики<text:bookmark-end text:name="__RefHeading___Toc1668_1935073347"/></text:h>
      <text:h text:style-name="P24" text:outline-level="1"/>
      <text:p text:style-name="Standard"/>
      <text:h text:style-name="P41" text:outline-level="2"><text:bookmark-start text:name="__RefHeading___Toc1670_1935073347"/>Внешние сервисы<text:bookmark-end text:name="__RefHeading___Toc1670_1935073347"/></text:h>
      <text:h text:style-name="Heading_20_3" text:outline-level="3"><text:bookmark-start text:name="__RefHeading___Toc1672_1935073347"/>HTTP<text:bookmark-end text:name="__RefHeading___Toc1672_1935073347"/></text:h>
      <text:h text:style-name="P24" text:outline-level="1"/>
      <text:p text:style-name="Standard"/>
      <text:h text:style-name="P41" text:outline-level="2"><text:bookmark-start text:name="__RefHeading___Toc1674_1935073347"/>Внутренние сервисы<text:bookmark-end text:name="__RefHeading___Toc1674_1935073347"/></text:h>
      <text:h text:style-name="P24" text:outline-level="1"/>
      <text:p text:style-name="Standard"/>
      <text:h text:style-name="P41" text:outline-level="2"><text:bookmark-start text:name="__RefHeading___Toc1676_1935073347"/>Контроллеры<text:bookmark-end text:name="__RefHeading___Toc1676_1935073347"/></text:h>
      <text:h text:style-name="P24" text:outline-level="1"/>
      <text:p text:style-name="Standard"/>
      <text:h text:style-name="P41" text:outline-level="2"><text:bookmark-start text:name="__RefHeading___Toc1678_1935073347"/>Безопасность<text:bookmark-end text:name="__RefHeading___Toc1678_1935073347"/></text:h>
      <text:h text:style-name="P24" text:outline-level="1"/>
      <text:p text:style-name="Standard"/>
      <text:h text:style-name="P41" text:outline-level="2"><text:bookmark-start text:name="__RefHeading___Toc1680_1935073347"/>Фоновые задачи<text:bookmark-end text:name="__RefHeading___Toc1680_1935073347"/></text:h>
      <text:h text:style-name="P24" text:outline-level="1"/>
      <text:p text:style-name="Standard"/>
      <text:h text:style-name="P41" text:outline-level="2"><text:bookmark-start text:name="__RefHeading___Toc1682_1935073347"/>SQL<text:bookmark-end text:name="__RefHeading___Toc1682_1935073347"/></text:h>
      <text:h text:style-name="P23" text:outline-level="1"/>
      <text:h text:style-name="P23" text:outline-level="1"/>
      <text:h text:style-name="P52" text:outline-level="1"><text:bookmark-start text:name="__RefHeading___Toc697_644143898"/>Вспомогательные объекты<text:bookmark-end text:name="__RefHeading___Toc697_644143898"/></text:h>
      <text:h text:style-name="Heading_20_2" text:outline-level="2"><text:bookmark-start text:name="__RefHeading___Toc1684_1935073347"/>Управление настройками<text:bookmark-end text:name="__RefHeading___Toc1684_1935073347"/></text:h>
      <text:p text:style-name="Text_20_body">Для нормальной работы любого приложения необходимо знать окружение в рамках которого приложение выполняет свои функции. Для получения информации об окружении и для управления им в <text:span text:style-name="T1">unitoo </text:span><text:span text:style-name="T9">используются настройки. Настройка </text:span><text:span text:style-name="CodeInline"><text:span text:style-name="T9">Setting</text:span></text:span><text:span text:style-name="T9"> — это параметр, который задается извне (например путь для хранения файлов) или меняется внутри приложения и нуждается в сохранении между запусками приложения. Чтобы зарегистрировать собственную настройку, необходимо в том компоненте где это нужно объявить переменную класса </text:span><text:span text:style-name="CodeInline"><text:span text:style-name="T9">Setting</text:span></text:span><text:span text:style-name="T9"> и проаннотировать ее с помощью аннотации </text:span><text:span text:style-name="CodeInline"><text:span text:style-name="T9">@Attribute</text:span></text:span><text:span text:style-name="T9">. Например:</text:span></text:p>
      <text:p text:style-name="P29"><text:span text:style-name="T9"/></text:p>
      <text:p text:style-name="Code">@Attribute(name = "cleanOnStart", value = "true")</text:p>
      <text:p text:style-name="Code">public Setting&lt;Boolean&gt; cleanOnStart;</text:p>
      <text:p text:style-name="P29"/>
      <text:p text:style-name="Text_20_body">Как мы видим, тип данных настройки задается через дженерик, название через поле <text:span text:style-name="CodeInline"><text:span text:style-name="T1">name</text:span></text:span><text:span text:style-name="T1"> </text:span><text:span text:style-name="T9">аннотации (если оно не будет задано, то названием будет выступать собственно название переменной), первоначальное значение берется из поля </text:span><text:span text:style-name="CodeInline"><text:span text:style-name="T22">value</text:span></text:span><text:span text:style-name="T22"> </text:span><text:span text:style-name="T9">аннотации. </text:span><text:span text:style-name="T12">После старта приложения, значение настройки будет вычислено по следующему алгоритму: сначала система установит первоначальное значение из аннотации, затем попытается найти значение настройки в файле WEB-INF\unitoo\server.</text:span><text:span text:style-name="T5">properties </text:span><text:span text:style-name="T12">(если не найдет, оставит прежнее), затем запросит у менеджера внешних конфигураций (например с внешнего файла на диске, и если не найдет, оставит прежнее, </text:span><text:span text:style-name="T21">см. </text:span><text:span text:style-name="T21"><text:bookmark-ref text:reference-format="text" text:ref-name="__RefHeading___Toc1688_1935073347">Конфигурации</text:bookmark-ref></text:span><text:span text:style-name="T12">).</text:span></text:p>
      <text:p text:style-name="P45"><text:span text:style-name="Main_20_index_20_entry"><text:span text:style-name="T32">Важно!</text:span></text:span></text:p>
      <text:p text:style-name="P44"><text:span text:style-name="T9">Полное имя настройки включает в себя имя компонента, в котором она объявлена и имя собственно настройки </text:span><text:span text:style-name="T35">добавленное после имени компонента</text:span><text:span text:style-name="T9"> через точку, например: org.master.unitoo.settings.SysSettings.instance.id</text:span></text:p>
      <text:p text:style-name="Text_20_body"><text:span text:style-name="T9"/></text:p>
      <text:p text:style-name="P26"><text:span text:style-name="T9">Рассмотренные нами настройки были только для чтения, т. е. само приложение не может их поменять, но есть и другие типы настроек, такие как </text:span><text:span text:style-name="CodeInline"><text:span text:style-name="T9">StoredSetting</text:span></text:span><text:span text:style-name="T9"> и </text:span><text:span text:style-name="CodeInline"><text:span text:style-name="T9">DynamicSetting</text:span></text:span><text:span text:style-name="T9">. Использование их точно такое же, например:</text:span></text:p>
      <text:p text:style-name="P32"><text:span text:style-name="T9"/></text:p>
      <text:p text:style-name="Code">@Attribute(name = "state", value = "S")</text:p>
      <text:p text:style-name="Code">public StoredSetting&lt;String&gt; state;</text:p>
      <text:p text:style-name="P32"><text:span text:style-name="T9"/></text:p>
      <text:p text:style-name="Text_20_body"><text:span text:style-name="T9">Отличие их от простых настроек заключается в том, что настройки <text:s/></text:span><text:span text:style-name="CodeInline"><text:span text:style-name="T9">StoredSetting</text:span></text:span><text:span text:style-name="T9"> можно менять в процессе работы программы самим приложением </text:span><text:span text:style-name="T13">и значения их сохраняются во внешнее хранилище (например файл на диске), а значения <text:s/></text:span><text:span text:style-name="CodeInline"><text:span text:style-name="T9">DynamicSetting</text:span></text:span><text:span text:style-name="T9"> </text:span><text:span text:style-name="T13">доступны только во время работы приложения и никуда не сохраняются.</text:span></text:p>
      <text:p text:style-name="P35"><text:span text:style-name="Main_20_index_20_entry"><text:span text:style-name="T32"/></text:span></text:p>
      <text:p text:style-name="P38">Если есть необходимость объединять настройки для их совместного использования, то можно использовать пакеты настроек — свой класс, наследника от <text:span text:style-name="CodeInline">BaseSettings</text:span>:</text:p>
      <text:p text:style-name="P33"/>
      <text:p text:style-name="Code">package org.master.unitoo.settings;</text:p>
      <text:p text:style-name="Code"/>
      <text:p text:style-name="Code">import org.master.unitoo.core.api.annotation.Component;</text:p>
      <text:p text:style-name="Code">import org.master.unitoo.core.server.Setting;</text:p>
      <text:p text:style-name="Code">import org.master.unitoo.core.api.annotation.Attribute;</text:p>
      <text:p text:style-name="Code">import org.master.unitoo.core.base.BaseSettings;</text:p>
      <text:p text:style-name="Code"/>
      <text:p text:style-name="Code">/**</text:p>
      <text:p text:style-name="Code"><text:s/>*</text:p>
      <text:p text:style-name="Code"><text:s/>* @author Andrey <text:span text:style-name="T6">Rogov</text:span></text:p>
      <text:p text:style-name="Code"><text:s/>*/</text:p>
      <text:p text:style-name="Code">@Component("system")</text:p>
      <text:p text:style-name="Code">public class SysSettings extends BaseSettings {</text:p>
      <text:p text:style-name="Code"/>
      <text:p text:style-name="Code"><text:s text:c="4"/>@Attribute(name = "threads.min", value = "2")</text:p>
      <text:p text:style-name="Code"><text:s text:c="4"/>public Setting&lt;Integer&gt; threadsMin;</text:p>
      <text:p text:style-name="Code"/>
      <text:p text:style-name="Code"><text:s text:c="4"/>@Attribute(name = "threads.max", value = "5")</text:p>
      <text:p text:style-name="Code"><text:s text:c="4"/>public Setting&lt;Integer&gt; threadsMax;</text:p>
      <text:p text:style-name="Code"/>
      <text:p text:style-name="Code"><text:s text:c="4"/>@Attribute(name = "home.folder", value = "")</text:p>
      <text:p text:style-name="Code"><text:s text:c="4"/>public Setting&lt;String&gt; home;</text:p>
      <text:p text:style-name="Code">}</text:p>
      <text:p text:style-name="Standard"/>
      <text:h text:style-name="P42" text:outline-level="2"><text:bookmark-start text:name="__RefHeading___Toc583_1935073347"/>Значения по-умолчанию<text:bookmark-end text:name="__RefHeading___Toc583_1935073347"/></text:h>
      <text:p text:style-name="P29">Для удобства </text:p>
      <text:p text:style-name="P30"/>
      <text:p text:style-name="P30"/>
      <text:p text:style-name="P30"/>
      <text:p text:style-name="Standard"/>
      <text:h text:style-name="P43" text:outline-level="2"><text:bookmark-start text:name="__RefHeading___Toc1686_1935073347"/>Менеджеры внешних данных<text:bookmark-end text:name="__RefHeading___Toc1686_1935073347"/></text:h>
      <text:h text:style-name="Heading_20_3" text:outline-level="3"><text:bookmark-start text:name="__RefHeading___Toc1688_1935073347"/>Конфигурации<text:bookmark-end text:name="__RefHeading___Toc1688_1935073347"/></text:h>
      <text:p text:style-name="P37"/>
      <text:h text:style-name="Heading_20_3" text:outline-level="3"><text:bookmark-start text:name="__RefHeading___Toc1690_1935073347"/>Локализации<text:bookmark-end text:name="__RefHeading___Toc1690_1935073347"/></text:h>
      <text:p text:style-name="P37"/>
      <text:h text:style-name="Heading_20_3" text:outline-level="3"><text:bookmark-start text:name="__RefHeading___Toc1692_1935073347"/>Справочники<text:bookmark-end text:name="__RefHeading___Toc1692_1935073347"/></text:h>
      <text:p text:style-name="P37"/>
      <text:p text:style-name="Standard"/>
      <text:p text:style-name="Standard"/>
      <text:p text:style-name="Standard"/>
      <text:h text:style-name="P41" text:outline-level="2"><text:bookmark-start text:name="__RefHeading___Toc1694_1935073347"/>Синтетические объекты<text:bookmark-end text:name="__RefHeading___Toc1694_1935073347"/></text:h>
      <text:h text:style-name="Heading_20_3" text:outline-level="3"><text:bookmark-start text:name="__RefHeading___Toc1696_1935073347"/>IJsonObject<text:bookmark-end text:name="__RefHeading___Toc1696_1935073347"/></text:h>
      <text:p text:style-name="P36"/>
      <text:h text:style-name="Heading_20_3" text:outline-level="3"><text:bookmark-start text:name="__RefHeading___Toc1698_1935073347"/>RequestFile<text:bookmark-end text:name="__RefHeading___Toc1698_1935073347"/></text:h>
      <text:p text:style-name="P36"/>
      <text:h text:style-name="Heading_20_3" text:outline-level="3"><text:bookmark-start text:name="__RefHeading___Toc1700_1935073347"/>IResponseOptions<text:bookmark-end text:name="__RefHeading___Toc1700_1935073347"/></text:h>
      <text:p text:style-name="P36"/>
      <text:p text:style-name="P36"/>
      <text:h text:style-name="P51" text:outline-level="1"><text:bookmark-start text:name="__RefHeading___Toc1702_1935073347"/><text:span text:style-name="T9">Приложения</text:span><text:bookmark-end text:name="__RefHeading___Toc1702_1935073347"/></text:h>
      <text:h text:style-name="P39" text:outline-level="2"><text:bookmark-start text:name="__RefHeading___Toc1704_1935073347"/>Предопределенные настройки<text:bookmark-end text:name="__RefHeading___Toc1704_1935073347"/></text:h>
      <text:p text:style-name="P20">Как значение поля <text:span text:style-name="CodeInline">value</text:span> аннотации <text:span text:style-name="CodeInline">Attribute</text:span> можно задавать предопределенные значения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4">Attribute.CLASS_SIMPLE</text:p>
          </table:table-cell>
          <table:table-cell table:style-name="Table1.B1" office:value-type="string">
            <text:p text:style-name="P56">Как значение проставится имя (без полного пути) класса компонента в котором расположена настройка</text:p>
          </table:table-cell>
        </table:table-row>
        <table:table-row>
          <table:table-cell table:style-name="Table1.A2" office:value-type="string">
            <text:p text:style-name="P55">Attribute.CLASS_FULL</text:p>
          </table:table-cell>
          <table:table-cell table:style-name="Table1.B2" office:value-type="string">
            <text:p text:style-name="P56">Как значение проставится полное имя класса компонента в котором расположена настройка</text:p>
          </table:table-cell>
        </table:table-row>
        <table:table-row>
          <table:table-cell table:style-name="Table1.A2" office:value-type="string">
            <text:p text:style-name="P55">Attribute.NOW</text:p>
          </table:table-cell>
          <table:table-cell table:style-name="Table1.B3" office:value-type="string">
            <text:p text:style-name="P56">Как значение проставится текущее дата и время во время установки настройки</text:p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1cm" style:auto-text-indent="fals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4cm" loext:contextual-spacing="false" fo:line-height="100%" fo:text-indent="0cm" style:auto-text-indent="false" fo:padding-left="0.049cm" fo:padding-right="0.049cm" fo:padding-top="0.049cm" fo:padding-bottom="0.199cm" fo:border-left="none" fo:border-right="none" fo:border-top="none" fo:border-bottom="0.06pt solid #cccccc" style:shadow="non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cm" style:auto-text-indent="false"/>
    </style:style>
    <style:style style:name="Quotations" style:family="paragraph" style:parent-style-name="Standard" style:class="html" style:master-page-name="">
      <loext:graphic-properties draw:fill="solid" draw:fill-color="#e6e6ff" draw:fill-image-width="0cm" draw:fill-image-height="0cm"/>
      <style:paragraph-properties fo:margin-left="0cm" fo:margin-right="0cm" fo:margin-top="0cm" fo:margin-bottom="0.199cm" loext:contextual-spacing="true" fo:text-indent="0cm" style:auto-text-indent="false" style:page-number="auto" fo:background-color="#e6e6ff" fo:padding-left="1cm" fo:padding-right="0.7cm" fo:padding-top="0.499cm" fo:padding-bottom="0.4cm" fo:border-left="0.99pt solid #000000" fo:border-right="0.26pt solid #e6e6ff" fo:border-top="0.26pt solid #e6e6ff" fo:border-bottom="0.26pt solid #e6e6ff" style:shadow="none">
        <style:tab-stops/>
      </style:paragraph-properties>
      <style:text-properties fo:background-color="transparent" style:font-size-asian="10.5pt"/>
    </style:style>
    <style:style style:name="Code" style:family="paragraph" style:parent-style-name="Quotations" style:master-page-name="">
      <loext:graphic-properties draw:fill="solid" draw:fill-color="#eeeeee"/>
      <style:paragraph-properties fo:margin-left="0cm" fo:margin-right="0cm" fo:margin-top="0cm" fo:margin-bottom="0.101cm" loext:contextual-spacing="false" fo:text-align="start" style:justify-single-word="false" fo:text-indent="0cm" style:auto-text-indent="false" style:page-number="auto" fo:background-color="#eeeeee" fo:padding-left="0.499cm" fo:padding-right="0.499cm" fo:padding-top="0.3cm" fo:padding-bottom="0.3cm" fo:border-left="0.06pt solid #eeeeee" fo:border-right="0.06pt solid #eeeeee" fo:border-top="0.06pt solid #cccccc" fo:border-bottom="0.06pt solid #cccccc" style:writing-mode="page">
        <style:tab-stops/>
      </style:paragraph-properties>
      <style:text-properties style:font-name="Courier New" fo:font-family="'Courier New'" style:font-style-name="Обычный" style:font-family-generic="modern" style:font-pitch="fixed" fo:font-size="8pt" fo:background-color="transparen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size="8pt" fo:font-style="normal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eInline" style:family="text">
      <style:text-properties fo:color="#0000cc" style:font-name="Courier New" fo:font-family="'Courier New'" style:font-style-name="Обычный" style:font-family-generic="modern" style:font-pitch="fixed" fo:font-size="10pt" fo:background-color="#eeeeee" style:font-size-asian="10.5pt" loext:padding-left="0.15cm" loext:padding-right="0.15cm" loext:padding-top="0.049cm" loext:padding-bottom="0.049cm" loext:border="0.06pt solid #eeeeee" loext:shadow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Footer">
      <style:text-properties fo:font-size="2pt" style:font-size-asian="1.75pt" style:font-size-complex="2pt"/>
    </style:style>
    <style:style style:name="MP2" style:family="paragraph" style:parent-style-name="Table_20_Contents">
      <style:paragraph-properties fo:margin-left="0cm" fo:margin-right="0cm" fo:text-indent="0cm" style:auto-text-indent="false" style:shadow="none"/>
      <style:text-properties fo:color="#666666" fo:font-size="10pt" officeooo:rsid="00270db1" officeooo:paragraph-rsid="00270db1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officeooo:rsid="00270db1" officeooo:paragraph-rsid="00270db1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2">Версия 1.0-<text:span text:style-name="MT1">beta</text:span></text:p>
            </table:table-cell>
            <table:table-cell table:style-name="Table3.A1" office:value-type="string">
              <text:p text:style-name="MP3">Обновлен: <text:modification-date style:data-style-name="N36">17.01.2018</text:modification-date></text:p>
            </table:table-cell>
          </table:table-row>
        </table:table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5:50:41.941000000</meta:creation-date>
    <dc:date>2018-01-17T09:30:11.598000000</dc:date>
    <meta:editing-duration>PT6H2M21S</meta:editing-duration>
    <meta:editing-cycles>48</meta:editing-cycles>
    <meta:generator>LibreOffice/5.4.4.2$Windows_X86_64 LibreOffice_project/2524958677847fb3bb44820e40380acbe820f960</meta:generator>
    <meta:document-statistic meta:table-count="2" meta:image-count="0" meta:object-count="0" meta:page-count="25" meta:paragraph-count="273" meta:word-count="1208" meta:character-count="12190" meta:non-whitespace-character-count="10634"/>
  </office:meta>
</office:document-meta>
</file>